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paragraph-rsid="0004303c"/>
    </style:style>
    <style:style style:name="P2" style:family="paragraph" style:parent-style-name="Standard">
      <style:text-properties fo:font-weight="bold" officeooo:rsid="0004303c" officeooo:paragraph-rsid="0004303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mply having a wonderful Christmas time</text:p>
      <text:p text:style-name="Standard"/>
      <text:p text:style-name="P1"/>
      <text:p text:style-name="P1">The moon is right.</text:p>
      <text:p text:style-name="P1">The spirit's up.</text:p>
      <text:p text:style-name="P1">We're here tonight</text:p>
      <text:p text:style-name="P1">and that's enough.</text:p>
      <text:p text:style-name="P1"/>
      <text:p text:style-name="P1">Simply having a wonderful Christmas time.</text:p>
      <text:p text:style-name="P1">Simply having a wonderful Christmas time.</text:p>
      <text:p text:style-name="Standard"/>
      <text:p text:style-name="Standard">The party's on.</text:p>
      <text:p text:style-name="Standard">The feelin's here.</text:p>
      <text:p text:style-name="Standard">That only comes</text:p>
      <text:p text:style-name="Standard">this time of year</text:p>
      <text:p text:style-name="P1"/>
      <text:p text:style-name="P1">Simply having a wonderful Christmas time.</text:p>
      <text:p text:style-name="P1">Simply having a wonderful Christmas time.</text:p>
      <text:p text:style-name="P1"/>
      <text:p text:style-name="P1">The choir of children sing their song.</text:p>
      <text:p text:style-name="P1">They practiced all year long.</text:p>
      <text:p text:style-name="P1"/>
      <text:p text:style-name="Standard">The word is out.</text:p>
      <text:p text:style-name="Standard">About the town.</text:p>
      <text:p text:style-name="Standard">To lift a glass,</text:p>
      <text:p text:style-name="Standard">ah, don't look down.</text:p>
      <text:p text:style-name="Standard"/>
      <text:p text:style-name="P1">Simply having a wonderful Christmas time.</text:p>
      <text:p text:style-name="P1">Simply having a wonderful Christmas time.</text:p>
      <text:p text:style-name="P1">Simply having a wonderful Christmas time.</text:p>
      <text:p text:style-name="P1">Simply having a wonderful Christmas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6:18:09.753385153</meta:creation-date>
    <dc:date>2019-12-16T16:23:22.636092364</dc:date>
    <meta:editing-duration>PT5M13S</meta:editing-duration>
    <meta:editing-cycles>1</meta:editing-cycles>
    <meta:document-statistic meta:table-count="0" meta:image-count="0" meta:object-count="0" meta:page-count="1" meta:paragraph-count="23" meta:word-count="107" meta:character-count="637" meta:non-whitespace-character-count="553"/>
    <meta:generator>LibreOffice/6.2.6.2$Linux_X86_64 LibreOffice_project/20$Build-2</meta:generator>
  </office:meta>
</office:document-meta>
</file>